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2.5cm" svg:height="1.3cm" svg:x="3.801cm" svg:y="5.4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2.1cm" svg:height="1.9cm" svg:x="8.001cm" svg:y="5.1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2.501cm" svg:y1="4.301cm" svg:x2="27.5cm" svg:y2="4.3cm">
          <text:p/>
        </draw:line>
        <draw:frame draw:style-name="gr3" draw:layer="layout" svg:width="16.4cm" svg:height="1.05cm" svg:x="2.701cm" svg:y="1.301cm">
          <draw:text-box>
            <text:p>Gestión de Prestatarios</text:p>
          </draw:text-box>
        </draw:frame>
        <draw:line draw:style-name="gr2" draw:text-style-name="P1" draw:layer="layout" svg:x1="7.801cm" svg:y1="3.301cm" svg:x2="7.8cm" svg:y2="19.2cm">
          <text:p/>
        </draw:line>
        <draw:line draw:style-name="gr2" draw:text-style-name="P1" draw:layer="layout" svg:x1="2.501cm" svg:y1="21.001cm" svg:x2="18.901cm" svg:y2="21.001cm">
          <text:p/>
        </draw:line>
        <draw:connector draw:style-name="gr4" draw:text-style-name="P1" draw:layer="layout" draw:type="line" svg:x1="6.301cm" svg:y1="6.051cm" svg:x2="8.001cm" svg:y2="6.051cm" draw:start-shape="id1" draw:start-glue-point="1" draw:end-shape="id2" svg:d="M6301 6051h1700" svg:viewBox="0 0 1701 1">
          <text:p/>
        </draw:connector>
        <draw:frame draw:style-name="gr5" draw:text-style-name="P2" draw:layer="layout" svg:width="3.6cm" svg:height="0.848cm" draw:transform="rotate (1.5700981950941) translate (1.898cm 12.913cm)">
          <draw:text-box>
            <text:p text:style-name="P2"><text:span text:style-name="T1">Proceso2</text:span></text:p>
          </draw:text-box>
        </draw:frame>
        <draw:frame draw:style-name="gr5" draw:text-style-name="P2" draw:layer="layout" svg:width="3.6cm" svg:height="0.848cm" draw:transform="rotate (1.5700981950941) translate (1.899cm 8.114cm)">
          <draw:text-box>
            <text:p text:style-name="P2"><text:span text:style-name="T1">Proceso1</text:span></text:p>
          </draw:text-box>
        </draw:frame>
        <draw:frame draw:style-name="gr5" draw:text-style-name="P2" draw:layer="layout" svg:width="3.6cm" svg:height="0.848cm" draw:transform="rotate (1.5700981950941) translate (1.899cm 17.814cm)">
          <draw:text-box>
            <text:p text:style-name="P2"><text:span text:style-name="T1">Proceso3</text:span></text:p>
          </draw:text-box>
        </draw:frame>
        <draw:frame draw:style-name="gr5" draw:text-style-name="P2" draw:layer="layout" svg:width="3.6cm" svg:height="0.848cm" draw:transform="rotate (0.00820304748437335) translate (3.021cm 3.106cm)">
          <draw:text-box>
            <text:p text:style-name="P3"><text:span text:style-name="T1">Actor 1</text:span></text:p>
          </draw:text-box>
        </draw:frame>
        <draw:frame draw:style-name="gr5" draw:text-style-name="P2" draw:layer="layout" svg:width="3.6cm" svg:height="0.848cm" draw:transform="rotate (0.00820304748437335) translate (8.622cm 3.106cm)">
          <draw:text-box>
            <text:p text:style-name="P3"><text:span text:style-name="T1">Actor 2</text:span></text:p>
          </draw:text-box>
        </draw:frame>
        <draw:frame draw:style-name="gr5" draw:text-style-name="P2" draw:layer="layout" svg:width="3.6cm" svg:height="0.848cm" draw:transform="rotate (0.00820304748437335) translate (14.422cm 3.106cm)">
          <draw:text-box>
            <text:p text:style-name="P3"><text:span text:style-name="T1">Actor 3</text:span></text:p>
          </draw:text-box>
        </draw:frame>
        <draw:line draw:style-name="gr2" draw:text-style-name="P1" draw:layer="layout" svg:x1="2.502cm" svg:y1="9.002cm" svg:x2="27.501cm" svg:y2="9.001cm">
          <text:p/>
        </draw:line>
        <draw:line draw:style-name="gr2" draw:text-style-name="P1" draw:layer="layout" svg:x1="2.503cm" svg:y1="13.703cm" svg:x2="27.502cm" svg:y2="13.702cm">
          <text:p/>
        </draw:line>
        <draw:line draw:style-name="gr2" draw:text-style-name="P1" draw:layer="layout" svg:x1="13.202cm" svg:y1="3.302cm" svg:x2="13.201cm" svg:y2="19.201cm">
          <text:p/>
        </draw:line>
        <draw:line draw:style-name="gr2" draw:text-style-name="P1" draw:layer="layout" svg:x1="18.803cm" svg:y1="3.303cm" svg:x2="18.802cm" svg:y2="19.202cm">
          <text:p/>
        </draw:line>
        <draw:line draw:style-name="gr2" draw:text-style-name="P1" draw:layer="layout" svg:x1="24.804cm" svg:y1="3.304cm" svg:x2="24.803cm" svg:y2="19.203cm">
          <text:p/>
        </draw:line>
        <draw:frame draw:style-name="gr5" draw:text-style-name="P2" draw:layer="layout" svg:width="3.6cm" svg:height="0.848cm" draw:transform="rotate (0.00820304748437335) translate (19.923cm 3.106cm)">
          <draw:text-box>
            <text:p text:style-name="P3"><text:span text:style-name="T1">Actor 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C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9T12:53:58.253031912</meta:creation-date>
    <dc:date>2015-06-29T13:02:44.515090051</dc:date>
    <meta:editing-duration>P0D</meta:editing-duration>
    <meta:editing-cycles>1</meta:editing-cycles>
    <meta:document-statistic meta:object-count="19"/>
    <meta:generator>LibreOffice/4.2.8.2$Linux_X86_64 LibreOffice_project/420m0$Build-2</meta:generator>
  </office:meta>
</office:document-meta>
</file>